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f82f" officeooo:paragraph-rsid="001cf82f"/>
    </style:style>
    <style:style style:name="P2" style:family="paragraph" style:parent-style-name="Standard" style:list-style-name="L1">
      <style:text-properties officeooo:rsid="001cf82f" officeooo:paragraph-rsid="001cf82f"/>
    </style:style>
    <style:style style:name="P3" style:family="paragraph" style:parent-style-name="Standard" style:list-style-name="L2">
      <style:text-properties officeooo:rsid="001cf82f" officeooo:paragraph-rsid="001cf82f"/>
    </style:style>
    <style:style style:name="P4" style:family="paragraph" style:parent-style-name="Standard" style:list-style-name="L3">
      <style:text-properties officeooo:rsid="001cf82f" officeooo:paragraph-rsid="001cf82f"/>
    </style:style>
    <style:style style:name="P5" style:family="paragraph" style:parent-style-name="Standard">
      <style:text-properties officeooo:rsid="001e2d63" officeooo:paragraph-rsid="001e2d63"/>
    </style:style>
    <style:style style:name="T1" style:family="text">
      <style:text-properties officeooo:rsid="001e2d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01070246" text:style-name="L1">
        <text:list-item>
          <text:p text:style-name="P2">Aim and purpose:</text:p>
        </text:list-item>
      </text:list>
      <text:p text:style-name="P1">The aim of this page to give the users an interface to manage and modify their profiles, items and keeping track on all the activities they’ve been having/had. Hence a more customized user experience. </text:p>
      <text:p text:style-name="P1"/>
      <text:list xml:id="list3383458181" text:style-name="L2">
        <text:list-item>
          <text:p text:style-name="P3">The process:</text:p>
        </text:list-item>
      </text:list>
      <text:p text:style-name="P1">In order to gain the access, each user has to type in his/her chosen username or email address and password. Same process as how one access gmail account. Once it’s done checking if the given username and password are corresponding with the ones in the database, the user is in and ready to roll. </text:p>
      <text:p text:style-name="P1"/>
      <text:list xml:id="list1275147698" text:style-name="L3">
        <text:list-item>
          <text:p text:style-name="P4">Dashboard and sub-sections:</text:p>
        </text:list-item>
      </text:list>
      <text:p text:style-name="P1">The first and main section of the page is the “dashboard” where the user can get an entire view of all the activities on his/her account. <text:span text:style-name="T1">The main view shows the ongoing transaction or activity which the user is able to modify, confirm or delete. </text:span></text:p>
      <text:p text:style-name="P1"/>
      <text:p text:style-name="P5">Another sub-section called “profile” allows the user to modify anything about him/herself including a profile image (a cartoon ninja image by default), password, color theme and other settings. </text:p>
      <text:p text:style-name="P5"/>
      <text:p text:style-name="P5">There is also a tracking feature which allows the user to track his/her orders in order to know where exactly the package is or what time it was sent. This feature is still a work-in-progress.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4:48:13.617644431</meta:creation-date>
    <meta:generator>LibreOffice/6.1.3.2$Linux_X86_64 LibreOffice_project/10$Build-2</meta:generator>
    <dc:date>2019-01-15T15:37:32.944587672</dc:date>
    <meta:editing-duration>PT7M46S</meta:editing-duration>
    <meta:editing-cycles>1</meta:editing-cycles>
    <meta:document-statistic meta:table-count="0" meta:image-count="0" meta:object-count="0" meta:page-count="1" meta:paragraph-count="8" meta:word-count="207" meta:character-count="1190" meta:non-whitespace-character-count="989"/>
  </office:meta>
</office:document-meta>
</file>